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e187" officeooo:paragraph-rsid="0019e187"/>
    </style:style>
    <style:style style:name="P2" style:family="paragraph" style:parent-style-name="Standard">
      <style:text-properties officeooo:rsid="0019e187" officeooo:paragraph-rsid="001aaf3c"/>
    </style:style>
    <style:style style:name="P3" style:family="paragraph" style:parent-style-name="Standard">
      <style:text-properties officeooo:rsid="001aaf3c" officeooo:paragraph-rsid="001aaf3c"/>
    </style:style>
    <style:style style:name="P4" style:family="paragraph" style:parent-style-name="Standard">
      <style:text-properties officeooo:rsid="001aaf3c" officeooo:paragraph-rsid="001b0868"/>
    </style:style>
    <style:style style:name="P5" style:family="paragraph" style:parent-style-name="Standard">
      <style:text-properties officeooo:rsid="001aeed3" officeooo:paragraph-rsid="001af6f2"/>
    </style:style>
    <style:style style:name="P6" style:family="paragraph" style:parent-style-name="Standard">
      <style:text-properties officeooo:rsid="001af6f2" officeooo:paragraph-rsid="001af6f2"/>
    </style:style>
    <style:style style:name="P7" style:family="paragraph" style:parent-style-name="Standard">
      <style:text-properties fo:color="#ce181e" officeooo:rsid="001aaf3c" officeooo:paragraph-rsid="001aaf3c" fo:background-color="#fff200"/>
    </style:style>
    <style:style style:name="P8" style:family="paragraph" style:parent-style-name="Standard">
      <style:text-properties fo:color="#ce181e" fo:font-weight="bold" officeooo:rsid="001fcd05" officeooo:paragraph-rsid="001fcd05" style:font-weight-asian="bold" style:font-weight-complex="bold"/>
    </style:style>
    <style:style style:name="P9" style:family="paragraph" style:parent-style-name="Standard">
      <style:text-properties officeooo:rsid="001b0868" officeooo:paragraph-rsid="001b0868"/>
    </style:style>
    <style:style style:name="P10" style:family="paragraph" style:parent-style-name="Standard" style:list-style-name="L4">
      <style:text-properties officeooo:rsid="001b0868" officeooo:paragraph-rsid="001b0868"/>
    </style:style>
    <style:style style:name="P11" style:family="paragraph" style:parent-style-name="Standard">
      <style:text-properties officeooo:rsid="001d3b02" officeooo:paragraph-rsid="001d3b02"/>
    </style:style>
    <style:style style:name="P12" style:family="paragraph" style:parent-style-name="Standard">
      <style:text-properties officeooo:rsid="001fcd05" officeooo:paragraph-rsid="001fcd05"/>
    </style:style>
    <style:style style:name="P13" style:family="paragraph" style:parent-style-name="Standard">
      <style:text-properties fo:font-weight="bold" officeooo:rsid="001fcd05" officeooo:paragraph-rsid="001fcd05" style:font-weight-asian="bold" style:font-weight-complex="bold"/>
    </style:style>
    <style:style style:name="T1" style:family="text">
      <style:text-properties officeooo:rsid="001aaf3c"/>
    </style:style>
    <style:style style:name="T2" style:family="text">
      <style:text-properties officeooo:rsid="001af6f2"/>
    </style:style>
    <style:style style:name="T3" style:family="text">
      <style:text-properties fo:color="#ce181e" fo:background-color="#e3d200" loext:char-shading-value="0"/>
    </style:style>
    <style:style style:name="T4" style:family="text">
      <style:text-properties officeooo:rsid="001b086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background-color="#e3d200" loext:char-shading-value="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038e" style:font-style-asian="normal" style:font-style-complex="normal"/>
    </style:style>
    <style:style style:name="T9" style:family="text">
      <style:text-properties fo:font-style="normal" officeooo:rsid="00209e67" style:font-style-asian="normal" style:font-style-complex="normal"/>
    </style:style>
    <style:style style:name="T10" style:family="text">
      <style:text-properties fo:font-style="normal" fo:background-color="#e3d200" loext:char-shading-value="0" style:font-style-asian="normal" style:font-style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</text:span></text:p>
      <text:p text:style-name="P2">#\n</text:p>
      <text:p text:style-name="P1">This is one of the important especial characters in python. This helps to break the output and start in the new line. For example, </text:p>
      <text:p text:style-name="P1">&gt;&gt;&gt;print (“hello\nworld\nhow\nyou\ndoing”)</text:p>
      <text:p text:style-name="P1">hello</text:p>
      <text:p text:style-name="P1">world</text:p>
      <text:p text:style-name="P1">how </text:p>
      <text:p text:style-name="P1">you</text:p>
      <text:p text:style-name="P1">doing</text:p>
      <text:p text:style-name="P1"/>
      <text:p text:style-name="P1">IN PYTHON</text:p>
      <text:p text:style-name="P1">&gt;&gt;&gt; print("hello\nworld\nhow\nyou\ndoing")</text:p>
      <text:p text:style-name="P1">hello</text:p>
      <text:p text:style-name="P1">world</text:p>
      <text:p text:style-name="P1">how</text:p>
      <text:p text:style-name="P1">you</text:p>
      <text:p text:style-name="P2">doing</text:p>
      <text:p text:style-name="P2"/>
      <text:p text:style-name="P2"><text:span text:style-name="T1">2. Storing a varibale</text:span></text:p>
      <text:p text:style-name="P3">&gt;&gt;&gt;my_dna = “ATGCGTA”</text:p>
      <text:p text:style-name="P3">&gt;&gt;&gt;print (my_dna)</text:p>
      <text:p text:style-name="P3">ATGCGTA</text:p>
      <text:p text:style-name="P3"/>
      <text:p text:style-name="P7">#note that we didn’t specify any quotation marks in the arguments while printing the variable. </text:p>
      <text:p text:style-name="P7"/>
      <text:p text:style-name="P3">IN PYTHON</text:p>
      <text:p text:style-name="P3">&gt;&gt;&gt; my_dna = "ATGCGTA"</text:p>
      <text:p text:style-name="P3">&gt;&gt;&gt; print(my_dna)</text:p>
      <text:p text:style-name="P3">ATGCGTA</text:p>
      <text:p text:style-name="P3"/>
      <text:p text:style-name="P5">Note: Even though the variable name are arbitrary (can have any letters, numbers and underscores), it is always a good idea to give names that makes more sense. For example, you could have given the variable name as a laptop as well, but it would make much less sense for storing a short DNA fragments. </text:p>
      <text:p text:style-name="P5"/>
      <text:p text:style-name="P5"><text:span text:style-name="T2">3. Concatenation</text:span></text:p>
      <text:p text:style-name="P6">We can concatenate (stick together) two strings <text:span text:style-name="T3">using the + symbol. </text:span></text:p>
      <text:p text:style-name="P3"><text:line-break/><text:span text:style-name="T2">IN PYTHON</text:span></text:p>
      <text:p text:style-name="P3">&gt;&gt;&gt; bold = "AAA"</text:p>
      <text:p text:style-name="P3">&gt;&gt;&gt; my_dna = bold + "GCGC"</text:p>
      <text:p text:style-name="P3">&gt;&gt;&gt; print (my_dna)</text:p>
      <text:p text:style-name="P4">AAAGCGC</text:p>
      <text:p text:style-name="P4"/>
      <text:p text:style-name="P4"><text:span text:style-name="T4">4. Finding the length of the string</text:span></text:p>
      <text:p text:style-name="P9">the function “len” is used to find the length of the string. However, we will need to print it before obtaining any meaningful information. </text:p>
      <text:p text:style-name="P9"/>
      <text:p text:style-name="P9"><text:soft-page-break/>IN PYTHON</text:p>
      <text:p text:style-name="P9"/>
      <text:p text:style-name="P9">dna_length = len ("AAAATGC")</text:p>
      <text:p text:style-name="P9">&gt;&gt;&gt; print (dna_length)</text:p>
      <text:p text:style-name="P9">7</text:p>
      <text:p text:style-name="P9"/>
      <text:p text:style-name="P11">Note: </text:p>
      <text:p text:style-name="P11">We need to realize that we can’t concatenate strings and integers. It needs to be string. If you have a value which has integers, you can simply use a function called as <text:span text:style-name="T5">str. </text:span><text:span text:style-name="T7">This converts the given integer value </text:span><text:span text:style-name="T8">number</text:span><text:span text:style-name="T7"> into a string value </text:span><text:span text:style-name="T8">number. This makes life easier :)</text:span></text:p>
      <text:p text:style-name="P11"><text:span text:style-name="T8"/></text:p>
      <text:p text:style-name="P12"><text:span text:style-name="T7">&gt;&gt;&gt;&gt;&gt;&gt;&gt;&gt;&gt;&gt;&gt;&gt;&gt;&gt;&gt;&gt;&gt;&gt;&gt;&gt;&gt;&gt;</text:span></text:p>
      <text:p text:style-name="P13"><text:span text:style-name="T7">There are some types of syntax called as methods which can be used further with strings for specific purposes. For examples, there is a method called as </text:span><text:span text:style-name="T10">lower</text:span><text:span text:style-name="T7"> which is used to change the outcome from uppercase to lowercase. According to this Python for Biologists book, </text:span><text:span text:style-name="T10">a method is like a </text:span><text:span text:style-name="T6">function</text:span><text:span text:style-name="T10">, but instead of being built in to the Python language, it belongs to particular </text:span><text:span text:style-name="T6">type</text:span><text:span text:style-name="T7">. Remeber, we can only use methods on the type that they belong to. </text:span></text:p>
      <text:p text:style-name="P13"><text:span text:style-name="T7">my_dna = “ATGA”</text:span></text:p>
      <text:p text:style-name="P13"><text:span text:style-name="T7">print (my_dna.lower()) # print my_dna in lower case</text:span></text:p>
      <text:p text:style-name="P12"><text:span text:style-name="T7"/></text:p>
      <text:p text:style-name="P12"><text:span text:style-name="T7">BUT, </text:span></text:p>
      <text:p text:style-name="P8"><text:span text:style-name="T7">my_number = len(“AGTC”)</text:span></text:p>
      <text:p text:style-name="P8"><text:span text:style-name="T7">print(my_number.lower()) <text:s text:c="4"/>#This will result in error as an attempt is being made to use the <text:tab/><text:tab/><text:tab/><text:tab/><text:tab/><text:tab/><text:tab/><text:tab/><text:tab/>string typ</text:span><text:span text:style-name="T9">e </text:span><text:span text:style-name="T7">with integers</text:span></text:p>
      <text:p text:style-name="P8"><text:span text:style-name="T7"/></text:p>
      <text:p text:style-name="P8"><text:span text:style-name="T7"/></text:p>
      <text:list xml:id="list3426554153" text:style-name="L4">
        <text:list-header>
          <text:p text:style-name="P10"/>
        </text:list-header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4:17:49.390691372</meta:creation-date>
    <dc:date>2018-12-14T18:14:12.489988214</dc:date>
    <meta:editing-duration>PT24M1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367" meta:character-count="2161" meta:non-whitespace-character-count="1819"/>
  </office:meta>
</office:document-meta>
</file>